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RUMMER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#16</text:p>
          </table:table-cell>
          <table:table-cell/>
        </table:table-row>
        <table:table-row table:style-name="ro1">
          <table:table-cell office:value-type="string" calcext:value-type="string">
            <text:p>SNARE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DRUM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" calcext:value-type="float">
            <text:p>0.0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42" calcext:value-type="float">
            <text:p>0.04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" calcext:value-type="float">
            <text:p>0.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/>
          <table:table-cell office:value-type="float" office:value="-0.125" calcext:value-type="float">
            <text:p>-0.125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23" calcext:value-type="float">
            <text:p>-0.023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58" calcext:value-type="float">
            <text:p>-0.05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46" calcext:value-type="float">
            <text:p>-0.046</text:p>
          </table:table-cell>
          <table:table-cell office:value-type="float" office:value="-0.065" calcext:value-type="float">
            <text:p>-0.06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52" calcext:value-type="float">
            <text:p>-0.052</text:p>
          </table:table-cell>
          <table:table-cell office:value-type="float" office:value="-0.035" calcext:value-type="float">
            <text:p>-0.035</text:p>
          </table:table-cell>
          <table:table-cell/>
        </table:table-row>
        <table:table-row table:style-name="ro1">
          <table:table-cell office:value-type="string" calcext:value-type="string">
            <text:p>DRUMME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RE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DRUM</text:p>
          </table:table-cell>
          <table:table-cell office:value-type="float" office:value="0.049" calcext:value-type="float">
            <text:p>0.04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" calcext:value-type="float">
            <text:p>0.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-0.007" calcext:value-type="float">
            <text:p>-0.007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1" calcext:value-type="float">
            <text:p>-0.001</text:p>
          </table:table-cell>
          <table:table-cell/>
        </table:table-row>
        <table:table-row table:style-name="ro1">
          <table:table-cell office:value-type="string" calcext:value-type="string">
            <text:p>DRUMMER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ARE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DRUM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" calcext:value-type="float">
            <text:p>-0.013</text:p>
          </table:table-cell>
        </table:table-row>
        <table:table-row table:style-name="ro1">
          <table:table-cell/>
          <table:table-cell office:value-type="float" office:value="-0.012" calcext:value-type="float">
            <text:p>-0.0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RMALISED</text:p>
          </table:table-cell>
          <table:table-cell office:value-type="string" calcext:value-type="string">
            <text:p>normalise</text:p>
          </table:table-cell>
          <table:table-cell office:value-type="string" calcext:value-type="string">
            <text:p>heatmap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icro-deviation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RUMMER1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#6</text:p>
          </table:table-cell>
          <table:table-cell office:value-type="string" calcext:value-type="string">
            <text:p>#7</text:p>
          </table:table-cell>
          <table:table-cell office:value-type="string" calcext:value-type="string">
            <text:p>#8</text:p>
          </table:table-cell>
          <table:table-cell office:value-type="string" calcext:value-type="string">
            <text:p>#9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#11</text:p>
          </table:table-cell>
          <table:table-cell office:value-type="string" calcext:value-type="string">
            <text:p>#12</text:p>
          </table:table-cell>
          <table:table-cell office:value-type="string" calcext:value-type="string">
            <text:p>#13</text:p>
          </table:table-cell>
          <table:table-cell office:value-type="string" calcext:value-type="string">
            <text:p>#14</text:p>
          </table:table-cell>
          <table:table-cell office:value-type="string" calcext:value-type="string">
            <text:p>#15</text:p>
          </table:table-cell>
          <table:table-cell office:value-type="string" calcext:value-type="string">
            <text:p>#16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NARE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1" calcext:value-type="float">
            <text:p>0.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DRUM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7" calcext:value-type="float">
            <text:p>-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" calcext:value-type="float">
            <text:p>-0.002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" calcext:value-type="float">
            <text:p>-0.003</text:p>
          </table:table-cell>
          <table:table-cell table:style-name="ce1" table:formula="of:=AVERAGE([.B21:.Q21])" office:value-type="float" office:value="-0.0015625" calcext:value-type="float">
            <text:p>-0.0015625</text:p>
          </table:table-cell>
        </table:table-row>
        <table:table-row table:style-name="ro1">
          <table:table-cell table:number-columns-repeated="17"/>
          <table:table-cell table:style-name="ce1"/>
        </table:table-row>
        <table:table-row table:style-name="ro1">
          <table:table-cell office:value-type="string" calcext:value-type="string">
            <text:p>DRUMMER2</text:p>
          </table:table-cell>
          <table:table-cell table:number-columns-repeated="16"/>
          <table:table-cell table:style-name="ce1"/>
        </table:table-row>
        <table:table-row table:style-name="ro1">
          <table:table-cell office:value-type="string" calcext:value-type="string">
            <text:p>SNARE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26" calcext:value-type="float">
            <text:p>0.026</text:p>
          </table:table-cell>
          <table:table-cell table:style-name="ce1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DRUM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22" calcext:value-type="float">
            <text:p>0.022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5" calcext:value-type="float">
            <text:p>0.015</text:p>
          </table:table-cell>
          <table:table-cell table:style-name="ce1"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" calcext:value-type="float">
            <text:p>0.02</text:p>
          </table:table-cell>
          <table:table-cell office:value-type="float" office:value="-0.043" calcext:value-type="float">
            <text:p>-0.0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5" calcext:value-type="float">
            <text:p>-0.025</text:p>
          </table:table-cell>
          <table:table-cell office:value-type="float" office:value="0.05" calcext:value-type="float">
            <text:p>0.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3" calcext:value-type="float">
            <text:p>0.053</text:p>
          </table:table-cell>
          <table:table-cell table:style-name="ce1" table:formula="of:=AVERAGE([.B26:.Q26])" office:value-type="float" office:value="0.008375" calcext:value-type="float">
            <text:p>0.008375</text:p>
          </table:table-cell>
        </table:table-row>
        <table:table-row table:style-name="ro1">
          <table:table-cell table:number-columns-repeated="17"/>
          <table:table-cell table:style-name="ce1"/>
        </table:table-row>
        <table:table-row table:style-name="ro1">
          <table:table-cell office:value-type="string" calcext:value-type="string">
            <text:p>DRUMMER3</text:p>
          </table:table-cell>
          <table:table-cell table:number-columns-repeated="16"/>
          <table:table-cell table:style-name="ce1"/>
        </table:table-row>
        <table:table-row table:style-name="ro1">
          <table:table-cell office:value-type="string" calcext:value-type="string">
            <text:p>SNARE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table:style-name="ce1"/>
        </table:table-row>
        <table:table-row table:style-name="ro1">
          <table:table-cell office:value-type="string" calcext:value-type="string">
            <text:p>BASS</text:p>
          </table:table-cell>
          <table:table-cell office:value-type="string" calcext:value-type="string">
            <text:p>DRUM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16" calcext:value-type="float">
            <text:p>-0.016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7" calcext:value-type="float">
            <text:p>-0.017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table:style-name="ce1" table:formula="of:=AVERAGE([.B31:.Q31])" office:value-type="float" office:value="0.007" calcext:value-type="float">
            <text:p>0.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5T15:42:30.009411083</dc:date>
    <meta:document-statistic meta:table-count="1" meta:cell-count="357" meta:object-count="0"/>
    <meta:generator>LibreOffice/4.2.8.2$Linux_x86 LibreOffice_project/420m0$Build-2</meta:generator>
  </office:meta>
</office:document-meta>
</file>